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4c88" officeooo:paragraph-rsid="00044c88"/>
    </style:style>
    <style:style style:name="P2" style:family="paragraph" style:parent-style-name="Standard">
      <style:text-properties officeooo:rsid="0004ce4a" officeooo:paragraph-rsid="0004ce4a"/>
    </style:style>
    <style:style style:name="P3" style:family="paragraph" style:parent-style-name="Standard">
      <style:text-properties officeooo:rsid="0005b3f3" officeooo:paragraph-rsid="0005b3f3"/>
    </style:style>
    <style:style style:name="P4" style:family="paragraph" style:parent-style-name="Standard">
      <style:text-properties officeooo:rsid="000878eb" officeooo:paragraph-rsid="000878eb"/>
    </style:style>
    <style:style style:name="P5" style:family="paragraph" style:parent-style-name="Standard">
      <style:text-properties officeooo:rsid="0009e52c" officeooo:paragraph-rsid="0009e52c"/>
    </style:style>
    <style:style style:name="P6" style:family="paragraph" style:parent-style-name="Standard">
      <style:text-properties fo:font-weight="bold" officeooo:rsid="00044c88" officeooo:paragraph-rsid="000878eb" style:font-weight-asian="bold" style:font-weight-complex="bold"/>
    </style:style>
    <style:style style:name="P7" style:family="paragraph" style:parent-style-name="Standard">
      <style:text-properties fo:font-weight="bold" officeooo:rsid="0005b3f3" officeooo:paragraph-rsid="0005b3f3" style:font-weight-asian="bold"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officeooo:rsid="0004ce4a" officeooo:paragraph-rsid="0004ce4a" fo:background-color="#ffff00"/>
    </style:style>
    <style:style style:name="P10" style:family="paragraph" style:parent-style-name="Standard">
      <style:text-properties officeooo:rsid="0005b3f3" officeooo:paragraph-rsid="0005b3f3" fo:background-color="#ffff00"/>
    </style:style>
    <style:style style:name="P11" style:family="paragraph" style:parent-style-name="Standard">
      <style:text-properties officeooo:rsid="000878eb" officeooo:paragraph-rsid="000878eb" fo:background-color="#ffff00"/>
    </style:style>
    <style:style style:name="P12" style:family="paragraph" style:parent-style-name="Standard">
      <style:text-properties fo:background-color="#ffff00"/>
    </style:style>
    <style:style style:name="P13" style:family="paragraph" style:parent-style-name="Standard">
      <style:text-properties officeooo:rsid="00044c88" officeooo:paragraph-rsid="00044c88"/>
    </style:style>
    <style:style style:name="P14" style:family="paragraph" style:parent-style-name="Standard">
      <style:text-properties officeooo:rsid="0005b3f3" officeooo:paragraph-rsid="0005b3f3"/>
    </style:style>
    <style:style style:name="P15" style:family="paragraph" style:parent-style-name="Standard">
      <style:text-properties officeooo:rsid="0005b3f3" officeooo:paragraph-rsid="00103752"/>
    </style:style>
    <style:style style:name="P16" style:family="paragraph" style:parent-style-name="Standard">
      <style:text-properties officeooo:rsid="0004ce4a" officeooo:paragraph-rsid="0004ce4a"/>
    </style:style>
    <style:style style:name="P17" style:family="paragraph" style:parent-style-name="Standard">
      <style:text-properties officeooo:rsid="000878eb" officeooo:paragraph-rsid="000878eb"/>
    </style:style>
    <style:style style:name="T1" style:family="text">
      <style:text-properties fo:font-weight="bold" style:font-weight-asian="bold" style:font-weight-complex="bold"/>
    </style:style>
    <style:style style:name="T2" style:family="text">
      <style:text-properties fo:font-weight="bold" fo:background-color="#ffff00" loext:char-shading-value="0" style:font-weight-asian="bold" style:font-weight-complex="bold"/>
    </style:style>
    <style:style style:name="T3" style:family="text">
      <style:text-properties fo:font-weight="bold" fo:background-color="#ffff00" loext:char-shading-value="0" style:font-weight-asian="bold" style:font-weight-complex="bold"/>
    </style:style>
    <style:style style:name="T4" style:family="text">
      <style:text-properties officeooo:rsid="0004ce4a"/>
    </style:style>
    <style:style style:name="T5" style:family="text">
      <style:text-properties officeooo:rsid="00072eaa"/>
    </style:style>
    <style:style style:name="T6" style:family="text">
      <style:text-properties officeooo:rsid="000878eb"/>
    </style:style>
    <style:style style:name="T7" style:family="text">
      <style:text-properties officeooo:rsid="000e55f0"/>
    </style:style>
    <style:style style:name="T8" style:family="text">
      <style:text-properties officeooo:rsid="000e7da8"/>
    </style:style>
    <style:style style:name="T9" style:family="text">
      <style:text-properties fo:background-color="#ffff00" loext:char-shading-value="0"/>
    </style:style>
    <style:style style:name="T10" style:family="text">
      <style:text-properties fo:background-color="#ffff00" loext:char-shading-value="0"/>
    </style:style>
    <style:style style:name="T11" style:family="text">
      <style:text-properties officeooo:rsid="000e55f0"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he Nooscope Manifested: Artificial Intelligence as Instrument of Knowledge Extractivism</text:p>
      <text:p text:style-name="P1"/>
      <text:p text:style-name="P1">Citation:</text:p>
      <text:p text:style-name="P1"/>
      <text:p text:style-name="P1">Matteo Pasquinelli and Vladan Joler, “The Nooscope Manifested: Artificial Intelligence as Instrument of Knowledge Extractivism”, KIM research group (Karlsruhe University of Arts and Design) and Share Lab (Novi Sad), 1 May 2020 (preprint forthcoming for AI and Society). <text:a xlink:type="simple" xlink:href="https://nooscope.ai/" text:style-name="Internet_20_link" text:visited-style-name="Visited_20_Internet_20_Link">https://nooscope.ai</text:a></text:p>
      <text:p text:style-name="P1"/>
      <text:p text:style-name="P1">S<text:span text:style-name="T4">2</text:span>:</text:p>
      <text:p text:style-name="P1"><text:span text:style-name="T10">This is unsurprising, since machine learning algorithms are the most powerful algorithms for information compression.</text:span></text:p>
      <text:p text:style-name="P1"/>
      <text:p text:style-name="P1"><text:span text:style-name="T10">Rather than evoking legends of alien cognition, it is more reasonable to consider machine learning as an instrument of knowledge magnification that helps to perceive features, patterns, and correlations through vast spaces of data beyond human reach.</text:span></text:p>
      <text:p text:style-name="P1"/>
      <text:p text:style-name="P1">More in general, AI is a new regime of truth, scientific proof, social normativity</text:p>
      <text:p text:style-name="P1">and rationality, which often does take the shape of a <text:span text:style-name="T3">statistical hallucination</text:span>.</text:p>
      <text:p text:style-name="P1"/>
      <text:p text:style-name="P2">S3:</text:p>
      <text:p text:style-name="P9">Although corporate AI today describes its power with the language of ‘black magic’ and ‘superhuman cognition’, current techniques are still at the experimental stage.(6) AI is now at the same stage as when the steam engine was invented, before the laws of thermodynamics necessary to explain and control its inner workings, had been discovered.</text:p>
      <text:p text:style-name="P2"/>
      <text:p text:style-name="P9">As an instrument of knowledge, machine learning is composed of an object to be observed (training dataset), an instrument of observation (learning algorithm) and a final representation (statistical model).</text:p>
      <text:p text:style-name="P2"/>
      <text:p text:style-name="P2">S4:</text:p>
      <text:p text:style-name="P9">Besides, the limits of AI are not simply technical but are imbricated with human bias.</text:p>
      <text:p text:style-name="P9"/>
      <text:p text:style-name="P9">The problem of bias has mostly originated from the fact that machine learning algorithms are among the most efficient for information compression, which engenders issues of information resolution, diffraction and loss.</text:p>
      <text:p text:style-name="P2"/>
      <text:p text:style-name="P2"><text:span text:style-name="T10">The actual problem is the black box rhetoric, which is closely tied to conspiracy theory sentiments in which AI is an occult power that cannot be studied, known, or politically controlled.</text:span></text:p>
      <text:p text:style-name="P2"/>
      <text:p text:style-name="P2">S5:</text:p>
      <text:p text:style-name="P2"><text:span text:style-name="T10">The quality of training data is the most important factor affecting the so-called ‘intelligence’ that machine learning algorithms extract.</text:span></text:p>
      <text:p text:style-name="P2"/>
      <text:p text:style-name="P15">S7:</text:p>
      <text:p text:style-name="P15"><text:span text:style-name="T10">Regardless of their complexity, from the numerical perspective of machine learning, notions such as image, movement, form, style, and ethical decision can all be described as statistical distributions of pattern.</text:span></text:p>
      <text:p text:style-name="P3"/>
      <text:p text:style-name="P3"/>
      <text:p text:style-name="P3"/>
      <text:p text:style-name="P3"/>
      <text:p text:style-name="P3"><text:soft-page-break/>S11:</text:p>
      <text:p text:style-name="P10">Machine learning is a term that, as much as ‘AI', anthropomorphizes a piece of technology: machine learning learns nothing in the proper sense of the word, as a human does; machine learning simply maps a statistical distribution of numerical values and draws a mathematical function that hopefully</text:p>
      <text:p text:style-name="P3"><text:span text:style-name="T10">approximates human comprehension.</text:span> That being said, machine learning can, for this reason, cast new light on the ways in which humans comprehend.</text:p>
      <text:p text:style-name="P3"/>
      <text:p text:style-name="P10">Machine learning prediction is used to project future trends and behaviours according to past ones, that is to complete a piece of information knowing only a portion of it.</text:p>
      <text:p text:style-name="P3"/>
      <text:p text:style-name="P3"><text:span text:style-name="T10">Recently, the generative modality of machine learning has had a cultural impact: its use in the production of visual artefacts has been received by mass media as the idea that artificial intelligence is ‘creative’ and can autonomously make art. </text:span>An artwork that is said to be created by AI always hides a human operator, who has applied the generative modality of a neural network trained on a specific dataset.</text:p>
      <text:p text:style-name="P3"/>
      <text:p text:style-name="P10">As a technique of information compression, machine learning automates the dictatorship of the past, of past taxonomies and behavioural patterns, over the present. This problem can be termed the regeneration of the old <text:span text:style-name="T5">[…].</text:span></text:p>
      <text:p text:style-name="P3"/>
      <text:p text:style-name="P7"/>
      <text:p text:style-name="P7"/>
      <text:p text:style-name="P7">Toward a Critical Technical Practice: Lessons Learned in Trying to Reform AI</text:p>
      <text:p text:style-name="P3"/>
      <text:p text:style-name="P4">S1:</text:p>
      <text:p text:style-name="P11">Each of the borderlands is a complicated place; everyone who resides in them is, at different</text:p>
      <text:p text:style-name="P4"><text:span text:style-name="T10">times, both an object and an agent of technical representation, both a novice and an expert.</text:span></text:p>
      <text:p text:style-name="P4"/>
      <text:p text:style-name="P4">S7:</text:p>
      <text:p text:style-name="P4">The premise of AI, in rough terms, is the construction of computer systems that exhibit intelligence. One encounters different formulations of this premise at different labs, and from different individuals in the field. <text:span text:style-name="T10">In philosophical and popular forums, the field is often discussed in terms of a seemingly fundamental question: can computers think? But little of the field's day-to-day work really depends on the answer to such questions. As a practical matter, the purpose of AI is to build computer systems whose operation can be narrated using intentional vocabulary. Innovations frequently involve techniques that bring new vocabulary into the field: reasoning, planning, learning, choosing, strategizing, and so on. Whether the resulting systems are really exhibiting these qualities is hard to say, and AI people generally treat the question as an annoying irrelevance.</text:span></text:p>
      <text:p text:style-name="P4"/>
      <text:p text:style-name="P4">In an important sense, then, AI is a discursive practice.</text:p>
      <text:p text:style-name="P4"/>
      <text:p text:style-name="P5">S11:</text:p>
      <text:p text:style-name="P12"><text:span text:style-name="T6">Many early AI researchers were clearly attempting, at one level or another, to reproduce their own </text:span>psyches on computers, and many of them drew on introspection to motivate their programs. Introspection as a formal research method in psychology, of course, had been comprehensively discredited decades earlier. But AI people have not regarded introspection as evidence but as inspiration; since the functionality of their computer systems provides a fully adequate criterion of the success of their research, they believe, it does not matter what experiences might have motivated the systems' design. And introspection is close at hand.</text:p>
      <text:p text:style-name="Standard"/>
      <text:p text:style-name="Standard"/>
      <text:p text:style-name="Standard"/>
      <text:p text:style-name="P8"><text:soft-page-break/>The Weird and the Eerie</text:p>
      <text:p text:style-name="Standard"/>
      <text:p text:style-name="Standard">S8:</text:p>
      <text:p text:style-name="P12">What the weird and eerie have in common is a preoccupation with a strange. The strange – not the horrific. The allure that the weird and the eerie process is not captured by the idea that we “enjoy what scares us”. It has, rather, to do with the fascination for the outside for that which lies beyond standard perception, cognition and experience.</text:p>
      <text:p text:style-name="Standard"/>
      <text:p text:style-name="Standard">S13:</text:p>
      <text:p text:style-name="P12">The sense of wrongness associated with a weird – the conviction that this does not belong – is often a sign that we are in the presence of the new. The weird here is a Signal that the concepts and frameworks which we have previously employed and now obsolete.</text:p>
      <text:p text:style-name="Standard"/>
      <text:p text:style-name="Standard">S20:</text:p>
      <text:p text:style-name="P12">Worlds may be entirely foreign to ours both in terms of location and even in terms of the physical laws that govern them without being weird. It is the irruption into this world of something from outside which is the marker of the weird.</text:p>
      <text:p text:style-name="Standard"/>
      <text:p text:style-name="Standard">S23:</text:p>
      <text:p text:style-name="P12">the unvisalisable</text:p>
      <text:p text:style-name="Standard"/>
      <text:p text:style-name="Standard">S61:</text:p>
      <text:p text:style-name="P12">The feeling of the eerie is very different from that of the weird. The simplest way to get this difference is by thinking about that (highly metaphysically freighted) opposition – perhaps it is the most fundamental opposition of all – between presents and absence.</text:p>
      <text:p text:style-name="Standard"/>
      <text:p text:style-name="P12">The sensation of the eerie occurs either when there is something present when there should be nothing, or is there nothing present when there should be something.</text:p>
      <text:p text:style-name="Standard"/>
      <text:p text:style-name="Standard">S63:</text:p>
      <text:p text:style-name="P12">Behind all of the manifestations of the eerie the central enigma at its core is the problem of agency. In the case of the failure of absence, the question concerns the existence of agency as such. Is there a deliberate agent here at all? Are we being watched by an entity that has not yet revealed itself? In the case of the failure of presence, the question concerns the particular nature of the agent at work.</text:p>
      <text:p text:style-name="Standard"/>
      <text:p text:style-name="Standard">S64:</text:p>
      <text:p text:style-name="Standard"><text:span text:style-name="T10">We are now in a position to answer the questions of why it is important to think about the </text:span><text:span text:style-name="T11">eerie.</text:span><text:span text:style-name="T10"> </text:span><text:span text:style-name="T11">S</text:span><text:span text:style-name="T10">ince the </text:span><text:span text:style-name="T11">eerie</text:span><text:span text:style-name="T10"> turns crucial</text:span><text:span text:style-name="T11">ly</text:span><text:span text:style-name="T10"> </text:span><text:span text:style-name="T11">on t</text:span><text:span text:style-name="T10">he problem of agency, it is about the forces that govern our lives </text:span><text:span text:style-name="T11">and</text:span><text:span text:style-name="T10"> the world. </text:span><text:span text:style-name="T11">I</text:span><text:span text:style-name="T10">t should be especially clear to those of us in a globally </text:span><text:span text:style-name="T11">t</text:span><text:span text:style-name="T10">ele-co</text:span><text:span text:style-name="T11">nn</text:span><text:span text:style-name="T10">ected c</text:span><text:span text:style-name="T11">apitalist</text:span><text:span text:style-name="T10"> word that those f</text:span><text:span text:style-name="T11">orces</text:span><text:span text:style-name="T10"> are not fully available to </text:span><text:span text:style-name="T11">our</text:span><text:span text:style-name="T10"> sensory apprehens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6T13:41:23.331228461</meta:creation-date>
    <dc:date>2022-09-06T15:32:26.194309632</dc:date>
    <meta:editing-duration>PT22M52S</meta:editing-duration>
    <meta:editing-cycles>6</meta:editing-cycles>
    <meta:generator>LibreOffice/7.3.5.2$Linux_X86_64 LibreOffice_project/30$Build-2</meta:generator>
    <meta:document-statistic meta:table-count="0" meta:image-count="0" meta:object-count="0" meta:page-count="3" meta:paragraph-count="50" meta:word-count="1208" meta:character-count="7535" meta:non-whitespace-character-count="6372"/>
  </office:meta>
</office:document-meta>
</file>